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opacity="100%" draw:opacity-name="" draw:textarea-horizontal-align="justify" draw:textarea-vertical-align="middle" draw:auto-grow-height="false" fo:min-height="22.641cm" fo:min-width="16.645cm"/>
    </style:style>
    <style:style style:name="gr2" style:family="graphic" style:parent-style-name="standard">
      <style:graphic-properties draw:fill-color="#808080" draw:opacity="100%" draw:opacity-name="" draw:textarea-horizontal-align="justify" draw:textarea-vertical-align="middle" draw:auto-grow-height="false" fo:min-height="2.608cm" fo:min-width="16.645cm"/>
    </style:style>
    <style:style style:name="gr3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2.60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729fcf" draw:opacity="100%" draw:opacity-name="" draw:textarea-horizontal-align="justify" draw:textarea-vertical-align="middle" draw:auto-grow-height="false" fo:min-height="15.943cm" fo:min-width="16.6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9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.703cm" fo:min-width="11.247cm"/>
    </style:style>
    <style:style style:name="gr10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1.383cm" fo:min-width="3.58cm"/>
    </style:style>
    <style:style style:name="gr11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1.383cm" fo:min-width="4.567cm"/>
    </style:style>
    <style:style style:name="gr12" style:family="graphic" style:parent-style-name="standard">
      <style:graphic-properties draw:fill-color="#729fcf" draw:opacity="100%" draw:opacity-name="" draw:textarea-horizontal-align="justify" draw:textarea-vertical-align="middle" draw:auto-grow-height="false" fo:min-height="21.975cm" fo:min-width="16.6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3.56cm" fo:min-width="14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cm"/>
      <style:paragraph-properties style:writing-mode="lr-tb"/>
    </style:style>
    <style:style style:name="P1" style:family="paragraph">
      <loext:graphic-properties draw:fill-color="#729fcf" draw:opacity="100%"/>
      <style:paragraph-properties fo:text-align="center"/>
    </style:style>
    <style:style style:name="P2" style:family="paragraph">
      <loext:graphic-properties draw:fill-color="#808080" draw:opacity="100%"/>
      <style:paragraph-properties fo:text-align="center"/>
    </style:style>
    <style:style style:name="P3" style:family="paragraph">
      <loext:graphic-properties draw:fill-color="#cccccc" draw:opacity="100%"/>
      <style:paragraph-properties fo:text-align="center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paragraph-properties fo:text-align="center"/>
      <style:text-properties fo:font-size="16pt" fo:font-weight="bold"/>
    </style:style>
    <style:style style:name="P7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fo:text-align="center"/>
      <style:text-properties fo:font-weight="bold"/>
    </style:style>
    <style:style style:name="P10" style:family="paragraph">
      <style:text-properties fo:font-size="16pt" fo:font-weight="bold"/>
    </style:style>
    <style:style style:name="P11" style:family="paragraph">
      <loext:graphic-properties draw:fill="none" draw:fill-color="#ffffff"/>
      <style:text-properties fo:font-size="16pt" fo:font-weight="bold"/>
    </style:style>
    <style:style style:name="P12" style:family="paragraph">
      <style:paragraph-properties fo:text-align="center"/>
      <style:text-properties fo:font-weight="normal"/>
    </style:style>
    <style:style style:name="P13" style:family="paragraph">
      <loext:graphic-properties draw:fill="none" draw:fill-color="#ffffff"/>
      <style:paragraph-properties fo:text-align="center"/>
      <style:text-properties fo:font-weight="normal"/>
    </style:style>
    <style:style style:name="P14" style:family="paragraph">
      <style:paragraph-properties fo:text-align="start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145cm" svg:height="22.891cm" svg:x="2.687cm" svg:y="3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2.858cm" svg:x="2.687cm" svg:y="3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2.687cm" svg:y="3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7.115cm" svg:y="3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1.66cm" svg:y="3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6.022cm" svg:y="3.50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13cm" svg:height="0.962cm" svg:x="8.452cm" svg:y="2.27cm">
          <draw:text-box>
            <text:p text:style-name="P4">TELA INICIAL</text:p>
          </draw:text-box>
        </draw:frame>
        <draw:frame draw:style-name="gr5" draw:text-style-name="P7" draw:layer="layout" svg:width="2.54cm" svg:height="0.962cm" svg:x="3.288cm" svg:y="4.453cm">
          <draw:text-box>
            <text:p text:style-name="P6">LIVRO</text:p>
          </draw:text-box>
        </draw:frame>
        <draw:frame draw:style-name="gr5" draw:text-style-name="P7" draw:layer="layout" svg:width="2.54cm" svg:height="0.962cm" svg:x="7.733cm" svg:y="4.453cm">
          <draw:text-box>
            <text:p text:style-name="P6">AUTOR</text:p>
          </draw:text-box>
        </draw:frame>
        <draw:frame draw:style-name="gr5" draw:text-style-name="P7" draw:layer="layout" svg:width="3.175cm" svg:height="0.962cm" svg:x="12.096cm" svg:y="4.453cm">
          <draw:text-box>
            <text:p text:style-name="P6">EDITORA</text:p>
          </draw:text-box>
        </draw:frame>
        <draw:frame draw:style-name="gr5" draw:text-style-name="P7" draw:layer="layout" svg:width="4.028cm" svg:height="0.962cm" svg:x="16.023cm" svg:y="4.453cm">
          <draw:text-box>
            <text:p text:style-name="P6">CATEGORIA</text:p>
          </draw:text-box>
        </draw:frame>
      </draw:page>
      <draw:page draw:name="page2" draw:style-name="dp1" draw:master-page-name="Padrão">
        <draw:custom-shape draw:style-name="gr2" draw:text-style-name="P2" draw:layer="layout" svg:width="17.145cm" svg:height="2.858cm" svg:x="1.952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.952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6.38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0.92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5.287cm" svg:y="5.44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54cm" svg:height="0.962cm" svg:x="2.552cm" svg:y="6.388cm">
          <draw:text-box>
            <text:p text:style-name="P6">LIVRO</text:p>
          </draw:text-box>
        </draw:frame>
        <draw:frame draw:style-name="gr5" draw:text-style-name="P7" draw:layer="layout" svg:width="2.54cm" svg:height="0.962cm" svg:x="6.997cm" svg:y="6.388cm">
          <draw:text-box>
            <text:p text:style-name="P6">AUTOR</text:p>
          </draw:text-box>
        </draw:frame>
        <draw:frame draw:style-name="gr5" draw:text-style-name="P7" draw:layer="layout" svg:width="3.175cm" svg:height="0.962cm" svg:x="11.36cm" svg:y="6.388cm">
          <draw:text-box>
            <text:p text:style-name="P6">EDITORA</text:p>
          </draw:text-box>
        </draw:frame>
        <draw:frame draw:style-name="gr5" draw:text-style-name="P7" draw:layer="layout" svg:width="4.028cm" svg:height="0.962cm" svg:x="15.287cm" svg:y="6.388cm">
          <draw:text-box>
            <text:p text:style-name="P6">CATEGORIA</text:p>
          </draw:text-box>
        </draw:frame>
        <draw:frame draw:style-name="gr4" draw:text-style-name="P9" draw:layer="layout" svg:width="7.593cm" svg:height="1.673cm" svg:x="7.059cm" svg:y="2.184cm">
          <draw:text-box>
            <text:p text:style-name="P8">TELA INICIAL</text:p>
            <text:p text:style-name="P8">BOTÕES E SUBMENUS</text:p>
          </draw:text-box>
        </draw:frame>
        <draw:custom-shape draw:style-name="gr3" draw:text-style-name="P3" draw:layer="layout" svg:width="3.81cm" svg:height="2.858cm" svg:x="1.952cm" svg:y="8.30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028cm" svg:height="0.962cm" svg:x="1.952cm" svg:y="9.245cm">
          <draw:text-box>
            <text:p text:style-name="P10">CADASTRO</text:p>
          </draw:text-box>
        </draw:frame>
        <draw:custom-shape draw:style-name="gr3" draw:text-style-name="P3" draw:layer="layout" svg:width="3.81cm" svg:height="2.858cm" svg:x="1.952cm" svg:y="11.159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028cm" svg:height="0.962cm" svg:x="1.952cm" svg:y="12.102cm">
          <draw:text-box>
            <text:p text:style-name="P10">ALTERAÇÃO</text:p>
          </draw:text-box>
        </draw:frame>
        <draw:custom-shape draw:style-name="gr3" draw:text-style-name="P3" draw:layer="layout" svg:width="3.81cm" svg:height="2.858cm" svg:x="1.952cm" svg:y="14.017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028cm" svg:height="0.962cm" svg:x="1.952cm" svg:y="14.96cm">
          <draw:text-box>
            <text:p text:style-name="P10">EXCLUSÃO</text:p>
          </draw:text-box>
        </draw:frame>
        <draw:custom-shape draw:style-name="gr3" draw:text-style-name="P3" draw:layer="layout" svg:width="3.81cm" svg:height="2.858cm" svg:x="1.952cm" svg:y="16.87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4.028cm" svg:height="0.962cm" svg:x="1.952cm" svg:y="17.817cm">
          <draw:text-box>
            <text:p text:style-name="P10">CONSULTA</text:p>
          </draw:text-box>
        </draw:frame>
      </draw:page>
      <draw:page draw:name="page3" draw:style-name="dp1" draw:master-page-name="Padrão">
        <draw:custom-shape draw:style-name="gr6" draw:text-style-name="P1" draw:layer="layout" svg:width="17.145cm" svg:height="16.193cm" svg:x="2.586cm" svg:y="4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2.858cm" svg:x="2.586cm" svg:y="4.8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2.586cm" svg:y="4.8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7.014cm" svg:y="4.8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1.559cm" svg:y="4.8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5.921cm" svg:y="4.80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54cm" svg:height="0.962cm" svg:x="3.187cm" svg:y="5.753cm">
          <draw:text-box>
            <text:p text:style-name="P6">LIVRO</text:p>
          </draw:text-box>
        </draw:frame>
        <draw:frame draw:style-name="gr5" draw:text-style-name="P7" draw:layer="layout" svg:width="2.54cm" svg:height="0.962cm" svg:x="7.632cm" svg:y="5.753cm">
          <draw:text-box>
            <text:p text:style-name="P6">AUTOR</text:p>
          </draw:text-box>
        </draw:frame>
        <draw:frame draw:style-name="gr5" draw:text-style-name="P7" draw:layer="layout" svg:width="3.175cm" svg:height="0.962cm" svg:x="11.995cm" svg:y="5.753cm">
          <draw:text-box>
            <text:p text:style-name="P6">EDITORA</text:p>
          </draw:text-box>
        </draw:frame>
        <draw:frame draw:style-name="gr5" draw:text-style-name="P7" draw:layer="layout" svg:width="4.028cm" svg:height="0.962cm" svg:x="15.922cm" svg:y="5.753cm">
          <draw:text-box>
            <text:p text:style-name="P6">CATEGORIA</text:p>
          </draw:text-box>
        </draw:frame>
        <draw:frame draw:style-name="gr7" draw:text-style-name="P9" draw:layer="layout" svg:width="5.37cm" svg:height="1.673cm" svg:x="8.16cm" svg:y="2.185cm">
          <draw:text-box>
            <text:p text:style-name="P8">TELA EDITORA</text:p>
            <text:p text:style-name="P8">CADASTRO</text:p>
          </draw:text-box>
        </draw:frame>
        <draw:frame draw:style-name="gr8" draw:text-style-name="P9" draw:layer="layout" svg:width="8.227cm" svg:height="0.962cm" svg:x="2.905cm" svg:y="8.585cm">
          <draw:text-box>
            <text:p text:style-name="P8">EDITORA - CADASTRO</text:p>
          </draw:text-box>
        </draw:frame>
        <draw:frame draw:style-name="gr5" draw:text-style-name="P13" draw:layer="layout" svg:width="8.255cm" svg:height="0.962cm" svg:x="2.905cm" svg:y="11.515cm">
          <draw:text-box>
            <text:p text:style-name="P12">NOME:</text:p>
          </draw:text-box>
        </draw:frame>
        <draw:frame draw:style-name="gr5" draw:text-style-name="P13" draw:layer="layout" svg:width="8.255cm" svg:height="0.962cm" svg:x="2.905cm" svg:y="13.12cm">
          <draw:text-box>
            <text:p text:style-name="P12">CIDADE:</text:p>
          </draw:text-box>
        </draw:frame>
        <draw:custom-shape draw:style-name="gr9" draw:text-style-name="P3" draw:layer="layout" svg:width="11.747cm" svg:height="0.953cm" svg:x="6.445cm" svg:y="11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47cm" svg:height="0.953cm" svg:x="6.445cm" svg:y="13.0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08cm" svg:height="1.633cm" svg:x="6.545cm" svg:y="15.624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3.175cm" svg:height="0.962cm" svg:x="7.132cm" svg:y="15.978cm">
          <draw:text-box>
            <text:p text:style-name="P12">SALVAR</text:p>
          </draw:text-box>
        </draw:frame>
        <draw:custom-shape draw:style-name="gr11" draw:text-style-name="P3" draw:layer="layout" svg:width="5.067cm" svg:height="1.633cm" svg:x="11.59cm" svg:y="15.67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4.48cm" svg:height="1.673cm" svg:x="12.177cm" svg:y="16.024cm">
          <draw:text-box>
            <text:p text:style-name="P12">CANCELAR</text:p>
          </draw:text-box>
        </draw:frame>
        <draw:frame draw:style-name="gr5" draw:text-style-name="P13" draw:layer="layout" svg:width="8.255cm" svg:height="0.962cm" svg:x="2.905cm" svg:y="10.207cm">
          <draw:text-box>
            <text:p text:style-name="P12">ID:</text:p>
          </draw:text-box>
        </draw:frame>
        <draw:custom-shape draw:style-name="gr9" draw:text-style-name="P3" draw:layer="layout" svg:width="11.747cm" svg:height="0.953cm" svg:x="6.445cm" svg:y="10.21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12" draw:text-style-name="P1" draw:layer="layout" svg:width="17.145cm" svg:height="22.225cm" svg:x="1.952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2.858cm" svg:x="1.952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.952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6.38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0.925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5.287cm" svg:y="3.85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54cm" svg:height="0.962cm" svg:x="2.553cm" svg:y="4.801cm">
          <draw:text-box>
            <text:p text:style-name="P6">LIVRO</text:p>
          </draw:text-box>
        </draw:frame>
        <draw:frame draw:style-name="gr5" draw:text-style-name="P7" draw:layer="layout" svg:width="2.54cm" svg:height="0.962cm" svg:x="6.998cm" svg:y="4.801cm">
          <draw:text-box>
            <text:p text:style-name="P6">AUTOR</text:p>
          </draw:text-box>
        </draw:frame>
        <draw:frame draw:style-name="gr5" draw:text-style-name="P7" draw:layer="layout" svg:width="3.175cm" svg:height="0.962cm" svg:x="11.361cm" svg:y="4.801cm">
          <draw:text-box>
            <text:p text:style-name="P6">EDITORA</text:p>
          </draw:text-box>
        </draw:frame>
        <draw:frame draw:style-name="gr5" draw:text-style-name="P7" draw:layer="layout" svg:width="4.028cm" svg:height="0.962cm" svg:x="15.288cm" svg:y="4.801cm">
          <draw:text-box>
            <text:p text:style-name="P6">CATEGORIA</text:p>
          </draw:text-box>
        </draw:frame>
        <draw:frame draw:style-name="gr7" draw:text-style-name="P9" draw:layer="layout" svg:width="5.37cm" svg:height="1.673cm" svg:x="8.159cm" svg:y="2.186cm">
          <draw:text-box>
            <text:p text:style-name="P8">TELA EDITORA</text:p>
            <text:p text:style-name="P8">ALTERAÇÃO</text:p>
          </draw:text-box>
        </draw:frame>
        <draw:frame draw:style-name="gr8" draw:text-style-name="P9" draw:layer="layout" svg:width="8.227cm" svg:height="0.962cm" svg:x="2.271cm" svg:y="7.033cm">
          <draw:text-box>
            <text:p text:style-name="P8">EDITORA - ALTERAÇÃO</text:p>
          </draw:text-box>
        </draw:frame>
        <draw:frame draw:style-name="gr5" draw:text-style-name="P13" draw:layer="layout" svg:width="8.255cm" svg:height="0.962cm" svg:x="2.789cm" svg:y="20.532cm">
          <draw:text-box>
            <text:p text:style-name="P12">NOME:</text:p>
          </draw:text-box>
        </draw:frame>
        <draw:frame draw:style-name="gr5" draw:text-style-name="P13" draw:layer="layout" svg:width="8.255cm" svg:height="0.962cm" svg:x="2.789cm" svg:y="22.037cm">
          <draw:text-box>
            <text:p text:style-name="P12">CIDADE:</text:p>
          </draw:text-box>
        </draw:frame>
        <draw:custom-shape draw:style-name="gr9" draw:text-style-name="P3" draw:layer="layout" svg:width="11.747cm" svg:height="0.953cm" svg:x="6.329cm" svg:y="20.5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47cm" svg:height="0.953cm" svg:x="6.329cm" svg:y="21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08cm" svg:height="1.633cm" svg:x="6.33cm" svg:y="23.439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3.175cm" svg:height="0.962cm" svg:x="6.917cm" svg:y="23.793cm">
          <draw:text-box>
            <text:p text:style-name="P12">SALVAR</text:p>
          </draw:text-box>
        </draw:frame>
        <draw:custom-shape draw:style-name="gr11" draw:text-style-name="P3" draw:layer="layout" svg:width="5.067cm" svg:height="1.633cm" svg:x="11.375cm" svg:y="23.485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11.962cm" svg:y="23.839cm">
          <draw:text-box>
            <text:p text:style-name="P12">CANCELAR</text:p>
          </draw:text-box>
        </draw:frame>
        <draw:frame draw:style-name="gr5" draw:text-style-name="P13" draw:layer="layout" svg:width="8.255cm" svg:height="0.962cm" svg:x="2.589cm" svg:y="9.61cm">
          <draw:text-box>
            <text:p text:style-name="P12">NOME:</text:p>
          </draw:text-box>
        </draw:frame>
        <draw:frame draw:style-name="gr5" draw:text-style-name="P13" draw:layer="layout" svg:width="8.255cm" svg:height="0.962cm" svg:x="2.589cm" svg:y="11.215cm">
          <draw:text-box>
            <text:p text:style-name="P12">CIDADE:</text:p>
          </draw:text-box>
        </draw:frame>
        <draw:custom-shape draw:style-name="gr9" draw:text-style-name="P3" draw:layer="layout" svg:width="11.747cm" svg:height="0.953cm" svg:x="6.129cm" svg:y="9.6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47cm" svg:height="0.953cm" svg:x="6.129cm" svg:y="11.119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8.255cm" svg:height="0.962cm" svg:x="2.589cm" svg:y="8.302cm">
          <draw:text-box>
            <text:p text:style-name="P12">ID:</text:p>
          </draw:text-box>
        </draw:frame>
        <draw:custom-shape draw:style-name="gr9" draw:text-style-name="P3" draw:layer="layout" svg:width="11.747cm" svg:height="0.953cm" svg:x="6.129cm" svg:y="8.3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067cm" svg:height="1.633cm" svg:x="11.375cm" svg:y="23.485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11.962cm" svg:y="23.839cm">
          <draw:text-box>
            <text:p text:style-name="P12">CANCELAR</text:p>
          </draw:text-box>
        </draw:frame>
        <draw:custom-shape draw:style-name="gr11" draw:text-style-name="P3" draw:layer="layout" svg:width="5.067cm" svg:height="1.633cm" svg:x="8.952cm" svg:y="12.429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9.539cm" svg:y="12.783cm">
          <draw:text-box>
            <text:p text:style-name="P12">CONSULTA</text:p>
          </draw:text-box>
        </draw:frame>
        <draw:custom-shape draw:style-name="gr9" draw:text-style-name="P3" draw:layer="layout" svg:width="11.747cm" svg:height="0.953cm" svg:x="6.329cm" svg:y="20.5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4.923cm" svg:height="3.81cm" svg:x="3.222cm" svg:y="14.9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4.26cm" svg:height="2.384cm" svg:x="3.485cm" svg:y="15.805cm">
          <draw:text-box>
            <text:p text:style-name="P14"><text:span text:style-name="T1">Resultado da consulta, o usuário deverá marcar na RadioBox qual a linha será alterada.</text:span></text:p>
          </draw:text-box>
        </draw:frame>
      </draw:page>
      <draw:page draw:name="page5" draw:style-name="dp1" draw:master-page-name="Padrão">
        <draw:custom-shape draw:style-name="gr12" draw:text-style-name="P1" draw:layer="layout" svg:width="17.145cm" svg:height="22.225cm" svg:x="1.951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2.858cm" svg:x="1.951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.951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6.379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0.924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5.286cm" svg:y="3.85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54cm" svg:height="0.962cm" svg:x="2.552cm" svg:y="4.801cm">
          <draw:text-box>
            <text:p text:style-name="P6">LIVRO</text:p>
          </draw:text-box>
        </draw:frame>
        <draw:frame draw:style-name="gr5" draw:text-style-name="P7" draw:layer="layout" svg:width="2.54cm" svg:height="0.962cm" svg:x="6.997cm" svg:y="4.801cm">
          <draw:text-box>
            <text:p text:style-name="P6">AUTOR</text:p>
          </draw:text-box>
        </draw:frame>
        <draw:frame draw:style-name="gr5" draw:text-style-name="P7" draw:layer="layout" svg:width="3.175cm" svg:height="0.962cm" svg:x="11.36cm" svg:y="4.801cm">
          <draw:text-box>
            <text:p text:style-name="P6">EDITORA</text:p>
          </draw:text-box>
        </draw:frame>
        <draw:frame draw:style-name="gr5" draw:text-style-name="P7" draw:layer="layout" svg:width="4.028cm" svg:height="0.962cm" svg:x="15.287cm" svg:y="4.801cm">
          <draw:text-box>
            <text:p text:style-name="P6">CATEGORIA</text:p>
          </draw:text-box>
        </draw:frame>
        <draw:frame draw:style-name="gr7" draw:text-style-name="P9" draw:layer="layout" svg:width="5.37cm" svg:height="1.673cm" svg:x="8.158cm" svg:y="2.186cm">
          <draw:text-box>
            <text:p text:style-name="P8">TELA EDITORA</text:p>
            <text:p text:style-name="P8">EXCLUSÃO</text:p>
          </draw:text-box>
        </draw:frame>
        <draw:frame draw:style-name="gr8" draw:text-style-name="P9" draw:layer="layout" svg:width="8.227cm" svg:height="0.962cm" svg:x="2.27cm" svg:y="7.033cm">
          <draw:text-box>
            <text:p text:style-name="P16"><text:span text:style-name="T2">EDITORA - </text:span><text:span text:style-name="T3">EXCLUSÃO</text:span></text:p>
          </draw:text-box>
        </draw:frame>
        <draw:custom-shape draw:style-name="gr10" draw:text-style-name="P3" draw:layer="layout" svg:width="4.08cm" svg:height="1.633cm" svg:x="6.229cm" svg:y="20.339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3.911cm" svg:height="0.962cm" svg:x="6.48cm" svg:y="20.693cm">
          <draw:text-box>
            <text:p text:style-name="P12">EXCLUIR</text:p>
          </draw:text-box>
        </draw:frame>
        <draw:custom-shape draw:style-name="gr11" draw:text-style-name="P3" draw:layer="layout" svg:width="5.067cm" svg:height="1.633cm" svg:x="11.274cm" svg:y="20.385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11.861cm" svg:y="20.739cm">
          <draw:text-box>
            <text:p text:style-name="P12">CANCELAR</text:p>
          </draw:text-box>
        </draw:frame>
        <draw:frame draw:style-name="gr5" draw:text-style-name="P13" draw:layer="layout" svg:width="8.255cm" svg:height="0.962cm" svg:x="2.588cm" svg:y="9.61cm">
          <draw:text-box>
            <text:p text:style-name="P12">NOME:</text:p>
          </draw:text-box>
        </draw:frame>
        <draw:frame draw:style-name="gr5" draw:text-style-name="P13" draw:layer="layout" svg:width="8.255cm" svg:height="0.962cm" svg:x="2.588cm" svg:y="11.215cm">
          <draw:text-box>
            <text:p text:style-name="P12">CIDADE:</text:p>
          </draw:text-box>
        </draw:frame>
        <draw:custom-shape draw:style-name="gr9" draw:text-style-name="P3" draw:layer="layout" svg:width="11.747cm" svg:height="0.953cm" svg:x="6.128cm" svg:y="9.6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47cm" svg:height="0.953cm" svg:x="6.128cm" svg:y="11.119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8.255cm" svg:height="0.962cm" svg:x="2.588cm" svg:y="8.302cm">
          <draw:text-box>
            <text:p text:style-name="P12">ID:</text:p>
          </draw:text-box>
        </draw:frame>
        <draw:custom-shape draw:style-name="gr9" draw:text-style-name="P3" draw:layer="layout" svg:width="11.747cm" svg:height="0.953cm" svg:x="6.128cm" svg:y="8.3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067cm" svg:height="1.633cm" svg:x="11.274cm" svg:y="20.385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11.861cm" svg:y="20.739cm">
          <draw:text-box>
            <text:p text:style-name="P12">CANCELAR</text:p>
          </draw:text-box>
        </draw:frame>
        <draw:custom-shape draw:style-name="gr11" draw:text-style-name="P3" draw:layer="layout" svg:width="5.067cm" svg:height="1.633cm" svg:x="8.951cm" svg:y="12.429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9.538cm" svg:y="12.783cm">
          <draw:text-box>
            <text:p text:style-name="P12">CONSULTA</text:p>
          </draw:text-box>
        </draw:frame>
        <draw:custom-shape draw:style-name="gr14" draw:text-style-name="P3" draw:layer="layout" svg:width="14.923cm" svg:height="3.81cm" svg:x="3.221cm" svg:y="14.9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4.26cm" svg:height="2.384cm" svg:x="3.484cm" svg:y="15.805cm">
          <draw:text-box>
            <text:p text:style-name="P14"><text:span text:style-name="T1">Resultado da consulta, o usuário deverá marcar na Checkbox quais as linhas serão deletadas.</text:span></text:p>
          </draw:text-box>
        </draw:frame>
      </draw:page>
      <draw:page draw:name="page6" draw:style-name="dp1" draw:master-page-name="Padrão">
        <draw:custom-shape draw:style-name="gr12" draw:text-style-name="P1" draw:layer="layout" svg:width="17.145cm" svg:height="22.225cm" svg:x="1.95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2.858cm" svg:x="1.95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.95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6.378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0.923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858cm" svg:x="15.285cm" svg:y="3.85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54cm" svg:height="0.962cm" svg:x="2.551cm" svg:y="4.801cm">
          <draw:text-box>
            <text:p text:style-name="P6">LIVRO</text:p>
          </draw:text-box>
        </draw:frame>
        <draw:frame draw:style-name="gr5" draw:text-style-name="P7" draw:layer="layout" svg:width="2.54cm" svg:height="0.962cm" svg:x="6.996cm" svg:y="4.801cm">
          <draw:text-box>
            <text:p text:style-name="P6">AUTOR</text:p>
          </draw:text-box>
        </draw:frame>
        <draw:frame draw:style-name="gr5" draw:text-style-name="P7" draw:layer="layout" svg:width="3.175cm" svg:height="0.962cm" svg:x="11.359cm" svg:y="4.801cm">
          <draw:text-box>
            <text:p text:style-name="P6">EDITORA</text:p>
          </draw:text-box>
        </draw:frame>
        <draw:frame draw:style-name="gr5" draw:text-style-name="P7" draw:layer="layout" svg:width="4.028cm" svg:height="0.962cm" svg:x="15.286cm" svg:y="4.801cm">
          <draw:text-box>
            <text:p text:style-name="P6">CATEGORIA</text:p>
          </draw:text-box>
        </draw:frame>
        <draw:frame draw:style-name="gr7" draw:text-style-name="P9" draw:layer="layout" svg:width="5.37cm" svg:height="1.673cm" svg:x="8.157cm" svg:y="2.186cm">
          <draw:text-box>
            <text:p text:style-name="P8">TELA EDITORA</text:p>
            <text:p text:style-name="P8">CONSULTA</text:p>
          </draw:text-box>
        </draw:frame>
        <draw:frame draw:style-name="gr8" draw:text-style-name="P9" draw:layer="layout" svg:width="8.227cm" svg:height="0.962cm" svg:x="2.269cm" svg:y="7.033cm">
          <draw:text-box>
            <text:p text:style-name="P16"><text:span text:style-name="T2">EDITORA - CONSULTA</text:span></text:p>
          </draw:text-box>
        </draw:frame>
        <draw:frame draw:style-name="gr5" draw:text-style-name="P13" draw:layer="layout" svg:width="8.255cm" svg:height="0.962cm" svg:x="2.587cm" svg:y="9.61cm">
          <draw:text-box>
            <text:p text:style-name="P12">NOME:</text:p>
          </draw:text-box>
        </draw:frame>
        <draw:frame draw:style-name="gr5" draw:text-style-name="P13" draw:layer="layout" svg:width="8.255cm" svg:height="0.962cm" svg:x="2.587cm" svg:y="11.215cm">
          <draw:text-box>
            <text:p text:style-name="P12">CIDADE:</text:p>
          </draw:text-box>
        </draw:frame>
        <draw:custom-shape draw:style-name="gr9" draw:text-style-name="P3" draw:layer="layout" svg:width="11.747cm" svg:height="0.953cm" svg:x="6.127cm" svg:y="9.6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47cm" svg:height="0.953cm" svg:x="6.127cm" svg:y="11.119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8.255cm" svg:height="0.962cm" svg:x="2.587cm" svg:y="8.302cm">
          <draw:text-box>
            <text:p text:style-name="P12">ID:</text:p>
          </draw:text-box>
        </draw:frame>
        <draw:custom-shape draw:style-name="gr9" draw:text-style-name="P3" draw:layer="layout" svg:width="11.747cm" svg:height="0.953cm" svg:x="6.127cm" svg:y="8.3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067cm" svg:height="1.633cm" svg:x="8.95cm" svg:y="12.429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162cm" svg:height="1.038cm" svg:x="9.537cm" svg:y="12.783cm">
          <draw:text-box>
            <text:p text:style-name="P12">CONSULTA</text:p>
          </draw:text-box>
        </draw:frame>
        <draw:custom-shape draw:style-name="gr14" draw:text-style-name="P3" draw:layer="layout" svg:width="14.923cm" svg:height="3.81cm" svg:x="3.22cm" svg:y="14.9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4.26cm" svg:height="2.384cm" svg:x="3.483cm" svg:y="15.805cm">
          <draw:text-box>
            <text:p text:style-name="P14"><text:span text:style-name="T1">Resultado da consulta. O usuário marcará um radiobox para exbir os dados da linha abaixo.</text:span></text:p>
          </draw:text-box>
        </draw:frame>
        <draw:frame draw:style-name="gr5" draw:text-style-name="P13" draw:layer="layout" svg:width="8.255cm" svg:height="0.962cm" svg:x="2.858cm" svg:y="21.815cm">
          <draw:text-box>
            <text:p text:style-name="P12">NOME:</text:p>
          </draw:text-box>
        </draw:frame>
        <draw:frame draw:style-name="gr5" draw:text-style-name="P13" draw:layer="layout" svg:width="8.255cm" svg:height="0.962cm" svg:x="2.858cm" svg:y="23.42cm">
          <draw:text-box>
            <text:p text:style-name="P12">CIDADE:</text:p>
          </draw:text-box>
        </draw:frame>
        <draw:custom-shape draw:style-name="gr9" draw:text-style-name="P3" draw:layer="layout" svg:width="11.747cm" svg:height="0.953cm" svg:x="6.398cm" svg:y="21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47cm" svg:height="0.953cm" svg:x="6.398cm" svg:y="23.324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8.255cm" svg:height="0.962cm" svg:x="2.858cm" svg:y="20.507cm">
          <draw:text-box>
            <text:p text:style-name="P12">ID:</text:p>
          </draw:text-box>
        </draw:frame>
        <draw:custom-shape draw:style-name="gr9" draw:text-style-name="P3" draw:layer="layout" svg:width="11.747cm" svg:height="0.953cm" svg:x="6.398cm" svg:y="20.5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22:11:36.056000000</meta:creation-date>
    <dc:date>2021-11-23T22:49:14.749000000</dc:date>
    <meta:editing-duration>PT6M15S</meta:editing-duration>
    <meta:editing-cycles>1</meta:editing-cycles>
    <meta:document-statistic meta:object-count="140"/>
    <meta:generator>LibreOffice/7.1.5.2$Windows_X86_64 LibreOffice_project/85f04e9f809797b8199d13c421bd8a2b025d52b5</meta:generator>
  </office:meta>
</office:document-meta>
</file>